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, simulated_uni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5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(('%10.5f' % simulated_unit.get(hw.default_code)).strip()) if simulated_unit.get(hw.default_code) &gt; 0 else ''&gt;</text:placeholder></text:span><text:span text:style-name="T43"> </text:span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08:12.332300756</dc:date>
    <meta:editing-duration>P7DT20H29M15S</meta:editing-duration>
    <meta:editing-cycles>866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51" meta:character-count="2143" meta:non-whitespace-character-count="1942"/>
    <meta:user-defined meta:name="Info 1"/>
    <meta:user-defined meta:name="Info 2"/>
    <meta:user-defined meta:name="Info 3"/>
    <meta:user-defined meta:name="Info 4"/>
  </office:meta>
</office:document-meta>
</file>